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51f8" officeooo:paragraph-rsid="001251f8"/>
    </style:style>
    <style:style style:name="P2" style:family="paragraph" style:parent-style-name="Standard">
      <style:text-properties officeooo:rsid="001419e8" officeooo:paragraph-rsid="001419e8"/>
    </style:style>
    <style:style style:name="P3" style:family="paragraph" style:parent-style-name="Standard">
      <style:text-properties officeooo:rsid="00169fea" officeooo:paragraph-rsid="00169fea"/>
    </style:style>
    <style:style style:name="P4" style:family="paragraph" style:parent-style-name="Standard">
      <style:text-properties officeooo:paragraph-rsid="00169fea"/>
    </style:style>
    <style:style style:name="P5" style:family="paragraph" style:parent-style-name="Standard">
      <style:text-properties officeooo:rsid="001251f8" officeooo:paragraph-rsid="001251f8"/>
    </style:style>
    <style:style style:name="P6" style:family="paragraph" style:parent-style-name="Standard">
      <style:text-properties officeooo:paragraph-rsid="001cd9cd"/>
    </style:style>
    <style:style style:name="P7" style:family="paragraph" style:parent-style-name="Standard">
      <style:text-properties officeooo:rsid="00196388" officeooo:paragraph-rsid="00196388"/>
    </style:style>
    <style:style style:name="P8" style:family="paragraph" style:parent-style-name="Standard">
      <style:text-properties officeooo:rsid="001d5f68" officeooo:paragraph-rsid="001d5f68"/>
    </style:style>
    <style:style style:name="T1" style:family="text">
      <style:text-properties officeooo:rsid="00126fdb"/>
    </style:style>
    <style:style style:name="T2" style:family="text">
      <style:text-properties officeooo:rsid="00139e81"/>
    </style:style>
    <style:style style:name="T3" style:family="text">
      <style:text-properties officeooo:rsid="0013e839"/>
    </style:style>
    <style:style style:name="T4" style:family="text">
      <style:text-properties officeooo:rsid="001501e5"/>
    </style:style>
    <style:style style:name="T5" style:family="text">
      <style:text-properties officeooo:rsid="00169fea"/>
    </style:style>
    <style:style style:name="T6" style:family="text">
      <style:text-properties officeooo:rsid="00196388"/>
    </style:style>
    <style:style style:name="T7" style:family="text">
      <style:text-properties officeooo:rsid="001cd9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7">This is an introductory paragraph. My project is going to make a program that is going to translate programming code from one programming language to another programming language it will translate from Spliwaca (a programming language that I am helping to develop) into python. This will allow the code written using SPLIWACA to be run rather than just used as pseudocode. Once I have finished the program the program should be able to translate the code into completely working python code. It should also notify the user of any errors it encounters while it is translating the code.</text:span></text:p>
      <text:p text:style-name="P1"/>
      <text:p text:style-name="P1"><text:span text:style-name="T2">Bug-fixing</text:span> is sometimes rather complicated and annoying. This is evident in the Lexer, which I rewrote three times. The lexer splits the input stream of text into tokens that are then <text:span text:style-name="T3">recombined</text:span> in the parser into an abstract syntax tree which can then be traversed to check everything is correct and then converted back into text in a different programming language or into binary machine code. The <text:s/>first design I had for the lexer used regexes but there was an issue in the standard regex library which mean it caused stack overflows or something like that which broke the program and meant I had to come up with a different way of splitting the input stream. The second design worked but I decided that some of the code that I had written for part of the lexer could be used for the whole thing which then might make it more efficient or at least structured better. In the process of transferring expanding the code I made it work in my head but of course it didn’t work fully first try. Therefore I had to look for all the bugs. Sometimes this is easy as it is obvious which bit of code is used to do something and I can simply see the issue and fix it. Other times it is more complicated so I set a breakpoint there, step through the code line by line looking at what it is doing as it runs, then fix whatever caused the issue. Sometimes I don’t know what might be causing the bug so I might set a breakpoint at a few milestones to narrow down the location that the bug is <text:span text:style-name="T1">occurring</text:span> at. I can then narrow down my search further to find what the problem is.</text:p>
      <text:p text:style-name="P1"/>
      <text:p text:style-name="P2">Start with idea of how data should be represented. <text:span text:style-name="T4">Then move on to designing the algorithm to fill out that data. Once the algorithm is designed it can be programmed. I generally will try to design the algorithm in my head as I program but for larger projects such as this I will use pseudocode in multiple levels of complexity. First I decide the general idea of how I will do it, in something like a paragraph. Take the example of my lexer. The first level could be:</text:span></text:p>
      <text:p text:style-name="P2"/>
      <text:p text:style-name="P3">Look at the next character/set of characters of the input</text:p>
      <text:p text:style-name="P3">If I want to split the input at that character/word:</text:p>
      <text:p text:style-name="P3"><text:tab/>Create a token from the current contents of my word buffer</text:p>
      <text:p text:style-name="P4"><text:tab/><text:span text:style-name="T5">Create a token from the bit I want to split at</text:span></text:p>
      <text:p text:style-name="P3">Otherwise:</text:p>
      <text:p text:style-name="P3"><text:tab/>Add the character to the word buffer</text:p>
      <text:p text:style-name="P3">Repeat until the input is processed</text:p>
      <text:p text:style-name="P3"/>
      <text:p text:style-name="P3">This is the basis of the algorithm, but rather than being able to do it in 7 lines, I used between two and three hundred, because this basis is not everything that needs to be done. Once I have an idea of the basic layout of the algorithm, I can <text:span text:style-name="T6">write pseudocode for deeper levels more complex levels and see how exactly I need to implement the algorithm better. Depending on the complexity of the algorithm, I might pseudocode at a nearly 1:1 level with the actual code or I might leave it a little more abstract and then implement it without worrying about that. No matter how well I have thought out the algorithm already, writing it out again in actual code I will find small mistakes and errors in the algorithm that I have to fix. Sometimes I will have to start over as to fix the error would take longer than it takes to go back to the start and write the algorithm again. I can usually draw directly from the already written algorithm, but in these sorts of cases the structure will have to change a lot.</text:span></text:p>
      <text:p text:style-name="P3"/>
      <text:p text:style-name="P7">Once I have finished writing out the code, the next stage is to test it. Sometimes I will test while I am in the middle of writing the code, but once I have the full algorithm mapped out in pseudocode, <text:soft-page-break/>I will usually be copying out from it, not developing it incrementally, so testing will not be as useful. </text:p>
      <text:p text:style-name="P7"/>
      <text:p text:style-name="P8">In the parser I am structuring the input into nodes. I started by creating the structures that would be the nodes. These are laid out to hold all the required data. However, as I started programming, this initial data planning is not completely accurate to what I need to hold, so I modify and add nodes as I go. For example, if there is a particular piece that is needed in a number of other nodes, I might create a new node to hold that data rather than repeating the code in every loc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15:58:16.761000000</meta:creation-date>
    <dc:date>2020-01-08T18:11:09.961000000</dc:date>
    <meta:editing-duration>PT14H13M40S</meta:editing-duration>
    <meta:editing-cycles>7</meta:editing-cycles>
    <meta:generator>LibreOffice/6.3.3.2$Windows_X86_64 LibreOffice_project/a64200df03143b798afd1ec74a12ab50359878ed</meta:generator>
    <meta:document-statistic meta:table-count="0" meta:image-count="0" meta:object-count="0" meta:page-count="2" meta:paragraph-count="13" meta:word-count="881" meta:character-count="4724" meta:non-whitespace-character-count="3851"/>
  </office:meta>
</office:document-meta>
</file>